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3d2d" officeooo:paragraph-rsid="000b3d2d"/>
    </style:style>
    <style:style style:name="P2" style:family="paragraph" style:parent-style-name="Standard" style:list-style-name="L1">
      <style:text-properties style:font-name="Calibri" officeooo:rsid="000b3d2d" officeooo:paragraph-rsid="000b3d2d"/>
    </style:style>
    <style:style style:name="P3" style:family="paragraph" style:parent-style-name="Standard" style:list-style-name="L2">
      <style:text-properties style:font-name="Calibri" officeooo:rsid="000b3d2d" officeooo:paragraph-rsid="000b3d2d"/>
    </style:style>
    <style:style style:name="P4" style:family="paragraph" style:parent-style-name="Standard" style:list-style-name="L3">
      <style:paragraph-properties fo:margin-top="0.1201in" fo:margin-bottom="0in" style:contextual-spacing="false"/>
      <style:text-properties officeooo:paragraph-rsid="000c9202"/>
    </style:style>
    <style:style style:name="P5" style:family="paragraph" style:parent-style-name="Standard" style:list-style-name="L3">
      <style:paragraph-properties fo:margin-top="0.1in" fo:margin-bottom="0in" style:contextual-spacing="false"/>
      <style:text-properties style:font-name="Calibri" officeooo:rsid="000b3d2d" officeooo:paragraph-rsid="000c9202"/>
    </style:style>
    <style:style style:name="P6" style:family="paragraph" style:parent-style-name="Standard" style:list-style-name="L3">
      <style:paragraph-properties fo:margin-top="0.1in" fo:margin-bottom="0in" style:contextual-spacing="false"/>
      <style:text-properties style:font-name="Calibri" officeooo:rsid="000b3d2d" officeooo:paragraph-rsid="000b3d2d"/>
    </style:style>
    <style:style style:name="P7" style:family="paragraph" style:parent-style-name="Standard" style:list-style-name="L3">
      <style:paragraph-properties fo:margin-top="0.1in" fo:margin-bottom="0in" style:contextual-spacing="false"/>
      <style:text-properties officeooo:paragraph-rsid="000b3d2d"/>
    </style:style>
    <style:style style:name="P8" style:family="paragraph" style:parent-style-name="Standard" style:list-style-name="L3" style:master-page-name="">
      <loext:graphic-properties draw:fill="none"/>
      <style:paragraph-properties fo:margin-left="0.5in" fo:margin-right="0in" fo:margin-top="0.1in" fo:margin-bottom="0in" style:contextual-spacing="false" fo:text-indent="-0.25in" style:auto-text-indent="false" style:page-number="auto" fo:background-color="transparent"/>
      <style:text-properties style:font-name="Calibri" officeooo:rsid="000b3d2d" officeooo:paragraph-rsid="000c9202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 officeooo:rsid="000b3d2d" style:font-name-asian="Calibri1" style:font-name-complex="Calibri1"/>
    </style:style>
    <style:style style:name="T3" style:family="text">
      <style:text-properties style:font-name="Calibri" officeooo:rsid="000b3d2d"/>
    </style:style>
    <style:style style:name="T4" style:family="text">
      <style:text-properties style:font-name="Calibri" officeooo:rsid="000c9202"/>
    </style:style>
    <style:style style:name="T5" style:family="text">
      <style:text-properties style:font-name="Calibri" officeooo:rsid="000b3d2d" style:font-name-asian="Calibri1" style:font-name-complex="Calibri1"/>
    </style:style>
    <style:style style:name="T6" style:family="text">
      <style:text-properties style:font-name="Calibri" officeooo:rsid="000c9202" style:font-name-asian="Calibri1" style:font-name-complex="Calibri1"/>
    </style:style>
    <style:style style:name="T7" style:family="text">
      <style:text-properties style:font-name="OpenSymbol1" style:font-name-asian="OpenSymbol1" style:font-name-complex="OpenSymbol1"/>
    </style:style>
    <style:style style:name="T8" style:family="text">
      <style:text-properties style:font-name="OpenSymbol1" officeooo:rsid="000b3d2d" style:font-name-asian="OpenSymbol1" style:font-name-complex="OpenSymbol1"/>
    </style:style>
    <style:style style:name="T9" style:family="text">
      <style:text-properties officeooo:rsid="000c9202" style:font-name-asian="Calibri1" style:font-name-complex="Calibri1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er Maintenance procedures</text:p>
      <text:p text:style-name="P1">Little Red and Big Blue</text:p>
      <text:p text:style-name="P1"/>
      <text:p text:style-name="P1"/>
      <text:p text:style-name="P1">Maintenance Tasks</text:p>
      <text:p text:style-name="P1"/>
      <text:p text:style-name="P1">Every Open Studio</text:p>
      <text:list xml:id="list2925922803" text:style-name="L3">
        <text:list-item>
          <text:p text:style-name="P4"><text:span text:style-name="T3">Check Air and coolant hoses are not pinched or kinked.<text:line-break/></text:span><text:span text:style-name="T8">□</text:span><text:span text:style-name="T2"> <text:s/></text:span><text:span text:style-name="T3">Big Red<text:tab/><text:tab/></text:span><text:span text:style-name="T8">□</text:span><text:span text:style-name="T2"> <text:s/>Little Blue</text:span></text:p>
        </text:list-item>
        <text:list-item>
          <text:p text:style-name="P5"><text:line-break/><text:span text:style-name="T7">□</text:span><text:span text:style-name="T1"> <text:s/></text:span>Big Red<text:tab/><text:tab/><text:span text:style-name="T7">□</text:span><text:span text:style-name="T1"> <text:s/>Little Blue</text:span></text:p>
        </text:list-item>
      </text:list>
      <text:list xml:id="list3304914692" text:style-name="L1">
        <text:list-header>
          <text:p text:style-name="P2"/>
        </text:list-header>
      </text:list>
      <text:p text:style-name="P1"/>
      <text:p text:style-name="P1">Monthly </text:p>
      <text:list xml:id="list93352548489482" text:continue-list="list2925922803" text:style-name="L3">
        <text:list-item text:start-value="1">
          <text:p text:style-name="P7"><text:span text:style-name="T3">Check coolant level in chiller<text:line-break/></text:span><text:span text:style-name="T8">□</text:span><text:span text:style-name="T2"> <text:s/></text:span><text:span text:style-name="T3">Big Red<text:tab/><text:tab/></text:span><text:span text:style-name="T8">□</text:span><text:span text:style-name="T2"> <text:s/>Little Blue</text:span></text:p>
        </text:list-item>
        <text:list-item>
          <text:p text:style-name="P6">Inspect mirrors on Big Red for dirt. Clean as necessary with lens wipe.<text:line-break/><text:span text:style-name="T7">□</text:span><text:span text:style-name="T1"> <text:s/></text:span>Big Red<text:tab/><text:tab/><text:span text:style-name="T7">□</text:span><text:span text:style-name="T1"> <text:s/>Little Blue</text:span></text:p>
        </text:list-item>
        <text:list-item>
          <text:p text:style-name="P6">Inspect mirrors on Big Red for dirt. Clean as necessary with lens wipe.<text:line-break/><text:span text:style-name="T7">□</text:span><text:span text:style-name="T1"> <text:s/></text:span><text:span text:style-name="T9">B</text:span><text:span text:style-name="T1">ig Red<text:tab/><text:tab/></text:span><text:span text:style-name="T7">□</text:span><text:span text:style-name="T1"> <text:s/>Little Blue</text:span></text:p>
          <text:p text:style-name="P5"/>
        </text:list-item>
      </text:list>
      <text:p text:style-name="P1"/>
      <text:p text:style-name="P1">Quarterly</text:p>
      <text:list xml:id="list93353418189916" text:continue-list="list93352548489482" text:style-name="L3">
        <text:list-item text:start-value="1">
          <text:p text:style-name="P5">Check mirror alignment<text:line-break/><text:span text:style-name="T7">□</text:span><text:span text:style-name="T1"> <text:s/></text:span>Big Red<text:tab/><text:tab/><text:span text:style-name="T7">□</text:span><text:span text:style-name="T1"> <text:s/>Little Blue</text:span></text:p>
          <text:p text:style-name="P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09:09:48.849000000</meta:creation-date>
    <dc:date>2021-06-29T09:33:51.387000000</dc:date>
    <meta:editing-duration>PT3M7S</meta:editing-duration>
    <meta:editing-cycles>1</meta:editing-cycles>
    <meta:document-statistic meta:table-count="0" meta:image-count="0" meta:object-count="0" meta:page-count="1" meta:paragraph-count="13" meta:word-count="102" meta:character-count="525" meta:non-whitespace-character-count="422"/>
    <meta:generator>LibreOffice/7.0.2.2$Windows_X86_64 LibreOffice_project/8349ace3c3162073abd90d81fd06dcfb6b36b994</meta:generator>
  </office:meta>
</office:document-meta>
</file>